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.533cm" svg:height="15.203cm" svg:x="2.893cm" svg:y="2.362cm">
          <draw:text-box>
            <text:p>小北平时上学每分钟走50米，今天小北每分钟走60米。结果比平时少用4分钟</text:p>
            <text:p>问小北家到学校距离。</text:p>
            <text:p/>
            <text:p>解</text:p>
            <text:p>设小北平时x分钟到学校，今天y分钟到学校</text:p>
            <text:p/>
            <text:p>50x = 60y <text:s text:c="8"/>(1)</text:p>
            <text:p>x – y = 4 <text:s text:c="10"/>(2)</text:p>
            <text:p/>
            <text:p>(2) x 50</text:p>
            <text:p>50x – 50y = 200 <text:s text:c="2"/>(3)</text:p>
            <text:p/>
            <text:p>(1) – (3)</text:p>
            <text:p>50y = 60y – 200</text:p>
            <text:p/>
            <text:p>-10y = -200</text:p>
            <text:p/>
            <text:p>y = 20 </text:p>
            <text:p/>
            <text:p>20 x 60 = 1200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M21S</meta:editing-duration>
    <meta:editing-cycles>8</meta:editing-cycles>
    <meta:generator>OpenOffice/4.1.11$Win32 OpenOffice.org_project/4111m1$Build-9808</meta:generator>
    <dc:date>2025-02-01T21:55:50.81</dc:date>
    <meta:document-statistic meta:object-count="24"/>
  </office:meta>
</office:document-meta>
</file>